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67023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16702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a os riscos relacionados ao trabalho do curso: </text:p>
      <text:list xml:id="list3755461243" text:style-name="L1">
        <text:list-item>
          <text:p text:style-name="P2">Identifique a probabilidade e o impacto desses riscos; </text:p>
        </text:list-item>
        <text:list-item>
          <text:p text:style-name="P2">Calcule a exposição ao risco; </text:p>
        </text:list-item>
        <text:list-item>
          <text:p text:style-name="P2">Priorize os riscos; </text:p>
        </text:list-item>
        <text:list-item>
          <text:p text:style-name="P2">Mitigue (medidas de contenção e contingência) os riscos com maior prioridade; </text:p>
        </text:list-item>
        <text:list-item>
          <text:p text:style-name="P2">Determine o período de monitoramento e execute o monitoramento nesse período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09:28:05.199000000</dc:date>
    <meta:editing-duration>PT54S</meta:editing-duration>
    <meta:editing-cycles>1</meta:editing-cycles>
    <meta:document-statistic meta:table-count="0" meta:image-count="0" meta:object-count="0" meta:page-count="1" meta:paragraph-count="6" meta:word-count="51" meta:character-count="318" meta:non-whitespace-character-count="272"/>
    <meta:generator>LibreOffice/7.2.2.2$Windows_X86_64 LibreOffice_project/02b2acce88a210515b4a5bb2e46cbfb63fe97d56</meta:generator>
  </office:meta>
</office:document-meta>
</file>